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59c4" officeooo:paragraph-rsid="001059c4"/>
    </style:style>
    <style:style style:name="P2" style:family="paragraph" style:parent-style-name="Standard">
      <style:text-properties officeooo:rsid="0010eaa3" officeooo:paragraph-rsid="0010eaa3"/>
    </style:style>
    <style:style style:name="P3" style:family="paragraph" style:parent-style-name="Standard">
      <style:text-properties officeooo:rsid="0012ca3c" officeooo:paragraph-rsid="0012ca3c"/>
    </style:style>
    <style:style style:name="P4" style:family="paragraph" style:parent-style-name="Standard">
      <style:text-properties officeooo:rsid="0013527b" officeooo:paragraph-rsid="0013527b"/>
    </style:style>
    <style:style style:name="P5" style:family="paragraph" style:parent-style-name="Standard">
      <style:text-properties officeooo:rsid="0016ab7a" officeooo:paragraph-rsid="0016ab7a"/>
    </style:style>
    <style:style style:name="P6" style:family="paragraph" style:parent-style-name="Standard">
      <style:text-properties style:text-underline-style="none" officeooo:rsid="0016ab7a" officeooo:paragraph-rsid="0016ab7a"/>
    </style:style>
    <style:style style:name="P7" style:family="paragraph" style:parent-style-name="Standard">
      <style:text-properties officeooo:rsid="0017e486" officeooo:paragraph-rsid="0017e486"/>
    </style:style>
    <style:style style:name="P8" style:family="paragraph" style:parent-style-name="Standard">
      <style:text-properties officeooo:rsid="00198c79" officeooo:paragraph-rsid="00198c79"/>
    </style:style>
    <style:style style:name="P9" style:family="paragraph" style:parent-style-name="Standard">
      <style:text-properties officeooo:rsid="001a4d24" officeooo:paragraph-rsid="001a4d24"/>
    </style:style>
    <style:style style:name="P10" style:family="paragraph" style:parent-style-name="Standard">
      <style:text-properties officeooo:rsid="001059c4" officeooo:paragraph-rsid="001059c4" fo:background-color="#ffff00"/>
    </style:style>
    <style:style style:name="P11" style:family="paragraph" style:parent-style-name="Standard">
      <style:text-properties officeooo:rsid="001b0145" officeooo:paragraph-rsid="001b0145"/>
    </style:style>
    <style:style style:name="T1" style:family="text">
      <style:text-properties officeooo:rsid="0010eaa3"/>
    </style:style>
    <style:style style:name="T2" style:family="text">
      <style:text-properties officeooo:rsid="001503db"/>
    </style:style>
    <style:style style:name="T3" style:family="text">
      <style:text-properties officeooo:rsid="00198c79"/>
    </style:style>
    <style:style style:name="T4" style:family="text">
      <style:text-properties officeooo:rsid="001a4d24"/>
    </style:style>
    <style:style style:name="T5" style:family="text">
      <style:text-properties officeooo:rsid="001be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MA 0</text:p>
      <text:p text:style-name="P1"/>
      <text:p text:style-name="P1">-MonoDevelop</text:p>
      <text:p text:style-name="P1">codigo abierto, escrito en c#, depurador a nivel de codigo fuente</text:p>
      <text:p text:style-name="P1">puedes abrir soluciones creadas con VS tanto escritorio como ASP.NET</text:p>
      <text:p text:style-name="P1">solucion -&gt; agrupaciones de proyectos, permite trabajar con sulciones de VS en formato MSBuild</text:p>
      <text:p text:style-name="P1"/>
      <text:p text:style-name="P1">-Xamarin Studio</text:p>
      <text:p text:style-name="P1">comprado por microchof <text:span text:style-name="T5">en 2016</text:span></text:p>
      <text:p text:style-name="P1">IDE basado en monodevelop, permite proyectos para iOS y android</text:p>
      <text:p text:style-name="P1">aconsejable para grandes proyectos, permite automatizar tareas y pueden usarser desde el interprete</text:p>
      <text:p text:style-name="P1">mono = maquina virtual</text:p>
      <text:p text:style-name="P1">xbuild = construir proyectos en formato MSBuild</text:p>
      <text:p text:style-name="P1">al = enlazador del proyecto mono</text:p>
      <text:p text:style-name="P1"/>
      <text:p text:style-name="P1">-<text:span text:style-name="T1">I</text:span>ntroducción c#</text:p>
      <text:p text:style-name="P1">admite null, delegaods, enumeraciones, lambda, acceso directo a memoria(no en java)</text:p>
      <text:p text:style-name="P1">admite metodos y tipos genericos que proporcion rendimientos y seguridad de tipos</text:p>
      <text:p text:style-name="P1">todo incluido el Main se encapsula dentro de definiciones de clase</text:p>
      <text:p text:style-name="P1">una clase puede heredar de una sola clase primaria, pero puede implementar muchas interfaces</text:p>
      <text:p text:style-name="P2">los metodos virtuales requieren de la palabra clave override para evitar redefiniciones</text:p>
      <text:p text:style-name="P2">struct: es como una clase sencilla, no admite herencia puede implemetar interfaces</text:p>
      <text:p text:style-name="P2">E/S a través de la clase Console</text:p>
      <text:p text:style-name="P2"/>
      <text:p text:style-name="P2">-Arrays</text:p>
      <text:p text:style-name="P3">(single-dimensional) <text:tab/><text:tab/><text:tab/>int array[] = new int [5];</text:p>
      <text:p text:style-name="P3">(declare and set) <text:tab/><text:tab/><text:tab/>int array[] = new int[] {1, 3, 4}; <text:s/>&lt;=&gt; int array[] = {1,3,4}</text:p>
      <text:p text:style-name="P3">(tow-dimensional) <text:tab/><text:tab/><text:tab/>int array[,] = new int[2,3]</text:p>
      <text:p text:style-name="P3">(declare and set)<text:tab/><text:tab/><text:tab/>int array [,] = { {1,2,3}.{4,5,6} <text:s/>};</text:p>
      <text:p text:style-name="P3"/>
      <text:p text:style-name="P4">-Cadenas</text:p>
      <text:p text:style-name="P4">(null) <text:tab/><text:tab/><text:tab/><text:tab/><text:tab/>string hadaEsUnaMierda = null;</text:p>
      <text:p text:style-name="P4">(empty) <text:tab/><text:tab/><text:tab/><text:tab/>string hadaEsUnaMierda = System.String.Empty;</text:p>
      <text:p text:style-name="P4">(initialize regular string literal) <text:tab/>sttring message = "pateo"</text:p>
      <text:p text:style-name="P4">(verbatim string literal<text:span text:style-name="T2">)</text:span> <text:tab/><text:tab/>string message = @"esto es una pateo"</text:p>
      <text:p text:style-name="P4"><text:span text:style-name="T2">(same)<text:tab/></text:span><text:tab/><text:tab/><text:tab/><text:tab/>System.String cadena; &lt;=&gt; string cadena;</text:p>
      <text:p text:style-name="P5">(local variables still strongly-type) <text:tab/>var temp = "easy";</text:p>
      <text:p text:style-name="P5">(use string constructor)<text:tab/><text:tab/>only with: char[], char*, sbyte*</text:p>
      <text:p text:style-name="P5"/>
      <text:p text:style-name="P5">-Clases y Estrucutas</text:p>
      <text:p text:style-name="P5">nada nuevo</text:p>
      <text:p text:style-name="P6"/>
      <text:p text:style-name="P5">-Interfaces</text:p>
      <text:p text:style-name="P5">(admited genericidad)<text:tab/><text:tab/><text:tab/>(o no)</text:p>
      <text:p text:style-name="P5">interface nombreInter&lt;T&gt;<text:tab/><text:tab/>interface nombreInt<text:tab/><text:tab/></text:p>
      <text:p text:style-name="P5">{<text:tab/><text:tab/><text:tab/><text:tab/><text:tab/>{</text:p>
      <text:p text:style-name="P5"><text:s text:c="5"/>bool equals(T obj);<text:tab/><text:tab/> <text:s text:c="3"/>bool equals(Car obj);</text:p>
      <text:p text:style-name="P5">}<text:tab/><text:tab/><text:tab/><text:tab/><text:tab/>}</text:p>
      <text:p text:style-name="P5"/>
      <text:p text:style-name="P7">-Genericos</text:p>
      <text:p text:style-name="P7">pateo</text:p>
      <text:p text:style-name="P7"/>
      <text:p text:style-name="P7"><text:soft-page-break/>-Delegados</text:p>
      <text:p text:style-name="P7">son punteros a funciones</text:p>
      <text:p text:style-name="P7">public delegate &lt;tipo&gt; Nombrefuncion(susparametros);</text:p>
      <text:p text:style-name="P7"/>
      <text:p text:style-name="P7">-Lambda</text:p>
      <text:p text:style-name="P7">funciones anonimas que podemos asociarlas a delegados</text:p>
      <text:p text:style-name="P7">pueden usarse como parametro en funciones o devolverse</text:p>
      <text:p text:style-name="P7"/>
      <text:p text:style-name="P7">delegate int del(int i);</text:p>
      <text:p text:style-name="P7">void Main()</text:p>
      <text:p text:style-name="P7">{</text:p>
      <text:p text:style-name="P7"><text:tab/>del miDelegado = x =&gt; x * x;</text:p>
      <text:p text:style-name="P7"><text:tab/>int j = miDelegado(5);</text:p>
      <text:p text:style-name="P7">}</text:p>
      <text:p text:style-name="P7"/>
      <text:p text:style-name="P7">-Eventos</text:p>
      <text:p text:style-name="P7">publicador = clase que genera o envia el evento<text:tab/> <text:s text:c="6"/>(<text:span text:style-name="T3">determina cuando se genera)</text:span></text:p>
      <text:p text:style-name="P7">suscriptores = clases que reciben o controlan el evento <text:s text:c="2"/>(determinan la acción a realizar)</text:p>
      <text:p text:style-name="P8">1 evento =(puede tener)=&gt; varias suscriptores</text:p>
      <text:p text:style-name="P8">1 suscriptor =(puede tener)=&gt; varios eventos de varios publicadores</text:p>
      <text:p text:style-name="P8">.NET =&gt; eventos basados en el delegado EventHandler y la clase EventArgs</text:p>
      <text:p text:style-name="P8"/>
      <text:p text:style-name="P8">-Espacios de nombres</text:p>
      <text:p text:style-name="P8">los propios =&gt;ayudan a controlar el ambito de clases y nombres de metodos</text:p>
      <text:p text:style-name="P8">el "." delimita los espacios de nombres (System.Console.WritLine)</text:p>
      <text:p text:style-name="P8"/>
      <text:p text:style-name="P9">-Colecciones</text:p>
      <text:p text:style-name="P11">forman parte de la biblioteca estandar</text:p>
      <text:p text:style-name="P11">https://msdn.microsoft.com/en-us/library/mt654013.aspx#BKMK_Gener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4S</meta:editing-duration>
    <meta:editing-cycles>8</meta:editing-cycles>
    <meta:generator>LibreOffice/5.3.0.3$Windows_x86 LibreOffice_project/7074905676c47b82bbcfbea1aeefc84afe1c50e1</meta:generator>
    <dc:date>2017-03-22T17:12:38.232000000</dc:date>
    <meta:document-statistic meta:table-count="0" meta:image-count="0" meta:object-count="0" meta:page-count="2" meta:paragraph-count="67" meta:word-count="415" meta:character-count="2864" meta:non-whitespace-character-count="2451"/>
    <meta:user-defined meta:name="Info 1"/>
    <meta:user-defined meta:name="Info 2"/>
    <meta:user-defined meta:name="Info 3"/>
    <meta:user-defined meta:name="Info 4"/>
  </office:meta>
</office:document-meta>
</file>